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26pt" fo:font-weight="bold" officeooo:rsid="000948f5" officeooo:paragraph-rsid="000948f5" style:font-size-asian="26pt" style:font-weight-asian="bold" style:font-size-complex="26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officeooo:rsid="000948f5" officeooo:paragraph-rsid="000948f5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1pt" fo:font-weight="bold" officeooo:rsid="000948f5" officeooo:paragraph-rsid="000948f5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1pt" fo:font-weight="bold" officeooo:rsid="000948f5" officeooo:paragraph-rsid="000948f5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1pt" fo:font-weight="normal" officeooo:rsid="000948f5" officeooo:paragraph-rsid="000948f5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11pt" fo:font-weight="normal" officeooo:rsid="000948f5" officeooo:paragraph-rsid="000948f5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: 12.03.202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rawozdanie nr 1</text:p>
      <text:p text:style-name="P2">Autorzy: Szymon Jasiński, Oskar Prokopowicz</text:p>
      <text:p text:style-name="P4">Przedstawienie organizacji <text:span text:style-name="T1">„ProSeed”</text:span></text:p>
      <text:p text:style-name="P3"><text:span text:style-name="T1"/></text:p>
      <text:p text:style-name="P3">Cel działalności firmy</text:p>
      <text:p text:style-name="P5">Celem organizacji jest znajdowanie polskich graczy z aspiracjami na karierę w profesjonalnych drużynach gamingowych i opiekowanie się nimi: ułatwienie podpisania pierwszego kontraktu, wypromowanie social mediów podopiecznych i udostępnianie graczom profesjonalnych trenerów, aby mogli kształtować swoje umiejętności.</text:p>
      <text:p text:style-name="P5"/>
      <text:p text:style-name="P3">Opis organizacji</text:p>
      <text:p text:style-name="P5">ProSeed jest organizacja działająca w całej Polsce z główna siedziba mieszcząca się w Olsztynie. Zatrudnia 2 skautów, psychologa sportowego, 4 doświadczonych trenerów, 2 specjalistów ds. social mediów oraz trenera personalnego. Firma posiada gaming house dla swoich podopiecznych w Warszawie. ProSeed współpracuje z x-Tech (firma odpowiedzialna za sprzęt komputerowy) oraz Kartoflem (firma zapewniająca catering) na zasadzie współpracy barterowej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3:52:07.722000000</meta:creation-date>
    <dc:date>2026-03-12T14:42:19.781000000</dc:date>
    <meta:editing-duration>PT50M13S</meta:editing-duration>
    <meta:editing-cycles>1</meta:editing-cycles>
    <meta:document-statistic meta:table-count="0" meta:image-count="0" meta:object-count="0" meta:page-count="2" meta:paragraph-count="8" meta:word-count="111" meta:character-count="913" meta:non-whitespace-character-count="810"/>
    <meta:generator>LibreOffice/7.6.2.1$Windows_X86_64 LibreOffice_project/56f7684011345957bbf33a7ee678afaf4d2ba333</meta:generator>
  </office:meta>
</office:document-meta>
</file>